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B Zar" svg:font-family="'B Z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B Zar" fo:font-size="14pt" fo:font-weight="normal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B Zar" fo:font-size="14pt" fo:font-weight="normal" officeooo:rsid="000b6875" officeooo:paragraph-rsid="000b6875" style:font-size-asian="12.25pt" style:font-weight-asian="normal" style:font-name-complex="B Zar" style:font-size-complex="14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B Zar" fo:font-size="14pt" fo:font-weight="normal" officeooo:rsid="000c86a0" officeooo:paragraph-rsid="000c86a0" style:font-size-asian="12.25pt" style:font-weight-asian="normal" style:font-name-complex="B Zar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0b6875" officeooo:paragraph-rsid="000b6875" style:font-size-asian="12.25pt" style:font-weight-asian="normal" style:font-name-complex="B Zar" style:font-size-complex="14pt" style:font-weight-complex="normal"/>
    </style:style>
    <style:style style:name="T1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ifier Recommendation Using Data Complexity Measures</text:p>
      <text:p text:style-name="P2"/>
      <text:p text:style-name="P3">در این مقاله برای معرفی روش دسته بندی مناسب از معیارهای بررسی میزان پیچیدگی دیتاست استفاده شده است</text:p>
      <text:p text:style-name="P3">:بصورت کلی ۴ دسته کلی از الگوریتم های کلاسبندی مورد استفاده قرار میگیرد که عبارتند از</text:p>
      <text:p text:style-name="P3"/>
      <text:p text:style-name="P5">- Artificial Neural Networks (ANN)</text:p>
      <text:p text:style-name="P5">- Support Vector Machine (SVM)</text:p>
      <text:p text:style-name="P5">- k-Nearest Neighbor (KNN) classifier</text:p>
      <text:p text:style-name="P5">- Decision Trees (DT)</text:p>
      <text:p text:style-name="P5"/>
      <text:p text:style-name="P3">در این مقاله از ۱۴۱ دیتاست گوناگون استفاده شده است. روند کار را بصورت زیر میتوان خلاصه نمود</text:p>
      <text:p text:style-name="P3">چهار دیتاست جدید میسازیم که هر کدام ۱۴۱ سطر دارند و ۲۲ ویژگی. در واقع هر سطر بیانگر یکی از دیتاستهاست و هر ویژگی یکی از معیارهای بررسی پیچیدگی است. بعنوان برچسب هر سطر دقت هر دسته بند قرار میگیرد. مثلا در جدول اول </text:p>
      <text:p text:style-name="P3">است دقت دسته بندی دیتاست ها به کمک این دسته بند بعنوان برچسب قرار میگیرد و تا درخت <text:s/><text:span text:style-name="T1">ANN</text:span> که مربوط به</text:p>
      <text:p text:style-name="P3">تصمیم گیری این فرآیند تکرار میشود</text:p>
      <text:p text:style-name="P3"/>
      <text:p text:style-name="P3">در مرحله بعدی به کمک ۳ روش رگرسیون برچسب هایی که در مرحله قبل به دست آمده اند را پیش بینی میکنیم. این سه روش عبارتند از</text:p>
      <text:p text:style-name="P5">- Random Forest</text:p>
      <text:p text:style-name="P5">- Support Vector Regressors (SVR)</text:p>
      <text:p text:style-name="P5">- Weighted k-Nearest Neighbor (DWNN)</text:p>
      <text:p text:style-name="P5"/>
      <text:p text:style-name="P4">نهایتا برای دیتاستی جدید، ابتدا ۲۲ ویژگی محاسبه میشود و بعد پیش بینی میشود که با استفاده از هر کدام از الگوریتمهای دسته بند انتظار میرود که به چه دقتی دست یابیم و هر روشی که بیشترین دقت را پیشنهاد کرد بعنوان روش منتخب بازگردانده میشود</text:p>
      <text:p text:style-name="P4"/>
      <text:p text:style-name="P4"><text:s/><text:span text:style-name="T1">DWNN</text:span>و <text:s/><text:span text:style-name="T1">SVR</text:span> نتایج بهتری را بازمیگرداند و به ترتیب بعد از آن <text:span text:style-name="T1">Random Forest</text:span> معمولا روش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B Zar" svg:font-family="'B Z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5T11:32:14.013500827</meta:creation-date>
    <dc:date>2021-08-25T11:49:57.997214486</dc:date>
    <meta:editing-duration>PT6M13S</meta:editing-duration>
    <meta:editing-cycles>1</meta:editing-cycles>
    <meta:document-statistic meta:table-count="0" meta:image-count="0" meta:object-count="0" meta:page-count="1" meta:paragraph-count="17" meta:word-count="251" meta:character-count="1319" meta:non-whitespace-character-count="1081"/>
    <meta:generator>LibreOffice/7.1.5.2$Linux_X86_64 LibreOffice_project/10$Build-2</meta:generator>
  </office:meta>
</office:document-meta>
</file>